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Publishing/selectMenu.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Bookmarks.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6.98mm" table:align="left"/>
    </style:style>
    <style:style style:name="Таблица3.A" style:family="table-column">
      <style:table-column-properties style:column-width="99.06mm"/>
    </style:style>
    <style:style style:name="Таблица3.B" style:family="table-column">
      <style:table-column-properties style:column-width="83.77mm"/>
    </style:style>
    <style:style style:name="Таблица3.C" style:family="table-column">
      <style:table-column-properties style:column-width="94.16mm"/>
    </style:style>
    <style:style style:name="Таблица3.A1" style:family="table-cell">
      <style:table-cell-properties fo:background-color="transparent" fo:padding="0.97mm" fo:border="none" style:writing-mode="page">
        <style:background-image/>
      </style:table-cell-properties>
    </style:style>
    <style:style style:name="Таблица3.2" style:family="table-row">
      <style:table-row-properties style:min-row-height="10.72mm"/>
    </style:style>
    <style:style style:name="Таблица3.3" style:family="table-row">
      <style:table-row-properties style:min-row-height="10.39mm"/>
    </style:style>
    <style:style style:name="Таблица3.4" style:family="table-row">
      <style:table-row-properties style:min-row-height="11.2mm"/>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abd2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bcbfb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ab-stops>
          <style:tab-stop style:position="55.56m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b8caf" officeooo:paragraph-rsid="03bb8caf"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text-properties style:font-name="Liberation Serif"/>
    </style:style>
    <style:style style:name="P9" style:family="paragraph" style:parent-style-name="Text_20_body">
      <style:text-properties style:font-name="Liberation Serif" officeooo:rsid="02d82664" officeooo:paragraph-rsid="02d82664"/>
    </style:style>
    <style:style style:name="P10" style:family="paragraph" style:parent-style-name="Text_20_body">
      <style:text-properties style:font-name="Liberation Serif" officeooo:rsid="02d82664" officeooo:paragraph-rsid="02d84541"/>
    </style:style>
    <style:style style:name="P11" style:family="paragraph" style:parent-style-name="Text_20_body">
      <style:text-properties style:font-name="Liberation Serif" officeooo:rsid="02d84541" officeooo:paragraph-rsid="02d84541"/>
    </style:style>
    <style:style style:name="P12"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8cb21" officeooo:paragraph-rsid="03c8cb2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a1394" officeooo:paragraph-rsid="03ca1394"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7" style:family="paragraph" style:parent-style-name="Table_20_Contents">
      <style:text-properties style:font-name="Liberation Serif"/>
    </style:style>
    <style:style style:name="P18" style:family="paragraph" style:parent-style-name="Table_20_Contents">
      <style:text-properties style:font-name="Liberation Serif" fo:font-size="10pt" style:font-size-asian="10pt" style:font-size-complex="10pt"/>
    </style:style>
    <style:style style:name="P19" style:family="paragraph" style:parent-style-name="Table_20_Contents">
      <style:text-properties style:font-name="Liberation Serif" fo:font-size="10pt" officeooo:paragraph-rsid="02ec13ce" style:font-size-asian="10pt" style:font-size-complex="10pt"/>
    </style:style>
    <style:style style:name="P20" style:family="paragraph" style:parent-style-name="Table_20_Contents">
      <style:text-properties style:font-name="Liberation Serif" officeooo:paragraph-rsid="02eda724"/>
    </style:style>
    <style:style style:name="P21" style:family="paragraph" style:parent-style-name="Table_20_Contents">
      <style:paragraph-properties fo:text-align="center" style:justify-single-word="false"/>
      <style:text-properties style:font-name="Liberation Serif" officeooo:paragraph-rsid="02eda724"/>
    </style:style>
    <style:style style:name="P22" style:family="paragraph" style:parent-style-name="Table_20_Contents">
      <style:text-properties style:font-name="Liberation Serif" officeooo:rsid="02ec13ce" officeooo:paragraph-rsid="02ec13ce"/>
    </style:style>
    <style:style style:name="P23" style:family="paragraph" style:parent-style-name="Table_20_Contents">
      <style:text-properties style:font-name="Liberation Serif" officeooo:paragraph-rsid="02ec13ce"/>
    </style:style>
    <style:style style:name="P24" style:family="paragraph" style:parent-style-name="Table_20_Contents">
      <style:text-properties style:font-name="Liberation Serif" officeooo:rsid="02f1fe37" officeooo:paragraph-rsid="02f1fe37"/>
    </style:style>
    <style:style style:name="P25" style:family="paragraph" style:parent-style-name="First_20_line_20_indent">
      <style:paragraph-properties fo:margin-top="8.01mm" fo:margin-bottom="2.47mm" loext:contextual-spacing="false"/>
      <style:text-properties style:font-name="Liberation Serif" officeooo:paragraph-rsid="02d964f6"/>
    </style:style>
    <style:style style:name="P26" style:family="paragraph" style:parent-style-name="Standard" style:list-style-name="L1">
      <style:text-properties style:font-name="Liberation Serif"/>
    </style:style>
    <style:style style:name="P27" style:family="paragraph" style:parent-style-name="Heading_20_1" style:master-page-name="Landscape">
      <style:paragraph-properties style:page-number="auto"/>
      <style:text-properties style:font-name="Liberation Serif" officeooo:paragraph-rsid="02d82664" style:text-scale="99%"/>
    </style:style>
    <style:style style:name="P28" style:family="paragraph" style:parent-style-name="Heading_20_1">
      <style:paragraph-properties fo:break-before="page"/>
      <style:text-properties style:font-name="Liberation Serif"/>
    </style:style>
    <style:style style:name="P29" style:family="paragraph" style:parent-style-name="Table_20_Contents" style:list-style-name="L1">
      <style:text-properties style:font-name="Liberation Serif" officeooo:rsid="02ed919d" officeooo:paragraph-rsid="02eda724"/>
    </style:style>
    <style:style style:name="P30" style:family="paragraph" style:parent-style-name="Table_20_Contents" style:list-style-name="L2">
      <style:paragraph-properties fo:text-align="start" style:justify-single-word="false"/>
      <style:text-properties style:font-name="Liberation Serif" officeooo:paragraph-rsid="02eda724"/>
    </style:style>
    <style:style style:name="P31" style:family="paragraph" style:parent-style-name="Heading_20_2">
      <style:text-properties style:font-name="Liberation Serif"/>
    </style:style>
    <style:style style:name="P32"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33"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34"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ec13ce"/>
    </style:style>
    <style:style style:name="T4" style:family="text">
      <style:text-properties officeooo:rsid="02ed919d"/>
    </style:style>
    <style:style style:name="T5" style:family="text">
      <style:text-properties officeooo:rsid="02eda724"/>
    </style:style>
    <style:style style:name="T6" style:family="text">
      <style:text-properties officeooo:rsid="02ef36c4"/>
    </style:style>
    <style:style style:name="T7" style:family="text">
      <style:text-properties officeooo:rsid="02f316d5"/>
    </style:style>
    <style:style style:name="T8" style:family="text">
      <style:text-properties style:font-name="Liberation Serif" fo:language="ru" fo:country="RU"/>
    </style:style>
    <style:style style:name="T9" style:family="text">
      <style:text-properties officeooo:rsid="030c3ecd"/>
    </style:style>
    <style:style style:name="T10" style:family="text">
      <style:text-properties fo:font-weight="bold" fo:background-color="transparent" loext:char-shading-value="0" style:font-weight-asian="bold" style:font-weight-complex="bold"/>
    </style:style>
    <style:style style:name="T11" style:family="text">
      <style:text-properties officeooo:rsid="03bb8caf"/>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3" form:control-implementation="ooo:com.sun.star.form.component.CommandButton" xml:id="control4" form:id="control4"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button form:name="Кнопка 2" form:control-implementation="ooo:com.sun.star.form.component.CommandButton" xml:id="control5" form:id="control5"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ArchiveToolbar?language=Basic&amp;location=document" xlink:type="simple"/>
            </office:event-listeners>
          </form:button>
          <form:button form:name="Кнопка 2" form:control-implementation="ooo:com.sun.star.form.component.CommandButton" xml:id="control6" form:id="control6"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ForEditors?language=Basic&amp;location=document" xlink:type="simple"/>
            </office:event-listeners>
          </form:button>
          <form:button form:name="Кнопка 2" form:control-implementation="ooo:com.sun.star.form.component.CommandButton" xml:id="control7" form:id="control7"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FontsToolbar?language=Basic&amp;location=document" xlink:type="simple"/>
            </office:event-listeners>
          </form:button>
          <form:button form:name="Кнопка 2" form:control-implementation="ooo:com.sun.star.form.component.CommandButton" xml:id="control8" form:id="control8"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language=Basic&amp;location=document" xlink:type="simple"/>
            </office:event-listeners>
          </form:button>
          <form:button form:name="Кнопка 1" form:control-implementation="ooo:com.sun.star.form.component.CommandButton" xml:id="control9" form:id="control9"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MakeUpToolbar?language=Basic&amp;location=document" xlink:type="simple"/>
            </office:event-listeners>
          </form:button>
          <form:button form:name="Кнопка 2" form:control-implementation="ooo:com.sun.star.form.component.CommandButton" xml:id="control10" form:id="control10"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Archive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xml:id="id2189943771" text:style-name="P27" text:outline-level="1">Данный файл содержит<text:span text:style-name="T1"> небольшие программы для <text:line-break/>упрощения выполнения рутинной работы</text:span></text:h>
      <text:p text:style-name="P8">Чтобы Вы могли их установить, Вам прежде всего необходимо разрешить их установку в <text:span text:style-name="T1">Lib</text:span>reOffice:</text:p>
      <text:p text:style-name="P9">1. Зайдите в меню <text:span text:style-name="T10">Сервис</text:span> → пункт <text:span text:style-name="T10">Параметры</text:span> → в левой части нового окна выберите пункт <text:span text:style-name="T10">Безопасность</text:span> → в правой части окна нажмите кнопку «<text:span text:style-name="T10">Безопасность макросов</text:span>». В открывшемся окна выберите <text:span text:style-name="T10">средний уровень</text:span> безопасности. Нажмите Ок в открытых окнах.</text:p>
      <text:p text:style-name="P10">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2">Предназначение</text:p>
          </table:table-cell>
          <table:table-cell table:style-name="Таблица3.A1" office:value-type="string">
            <text:p text:style-name="P1"><text:span text:style-name="T11">У</text:span>становк<text:span text:style-name="T11">а</text:span> панелей</text:p>
          </table:table-cell>
          <table:table-cell table:style-name="Таблица3.A1" office:value-type="string">
            <text:p text:style-name="P7">Удаление панелей</text:p>
          </table:table-cell>
        </table:table-row>
        <table:table-row table:style-name="Таблица3.2">
          <table:table-cell table:style-name="Таблица3.A1" office:value-type="string">
            <text:p text:style-name="P15">Обработка статей</text:p>
          </table:table-cell>
          <table:table-cell table:style-name="Таблица3.A1" office:value-type="string">
            <text:p text:style-name="P6"><draw:control text:anchor-type="as-char" svg:y="-4mm" draw:z-index="0" draw:name="Фигура1" draw:style-name="gr1" draw:text-style-name="P34" svg:width="63.47mm" svg:height="5.95mm" draw:control="control1"/></text:p>
          </table:table-cell>
          <table:table-cell table:style-name="Таблица3.A1" office:value-type="string">
            <text:p text:style-name="P5"><draw:control text:anchor-type="as-char" svg:y="-4mm" draw:z-index="5" draw:name="Фигура1" draw:style-name="gr1" draw:text-style-name="P34" svg:width="63.47mm" svg:height="5.95mm" draw:control="control6"/></text:p>
          </table:table-cell>
        </table:table-row>
        <table:table-row table:style-name="Таблица3.3">
          <table:table-cell table:style-name="Таблица3.A1" office:value-type="string">
            <text:p text:style-name="P12">Конвертация шрифтов</text:p>
          </table:table-cell>
          <table:table-cell table:style-name="Таблица3.A1" office:value-type="string">
            <text:p text:style-name="P2"><draw:control text:anchor-type="as-char" svg:y="-3.83mm" draw:z-index="2" draw:name="Фигура1" draw:style-name="gr1" draw:text-style-name="P34" svg:width="63.35mm" svg:height="5.95mm" draw:control="control3"/></text:p>
          </table:table-cell>
          <table:table-cell table:style-name="Таблица3.A1" office:value-type="string">
            <text:p text:style-name="P5"><draw:control text:anchor-type="as-char" svg:y="-4mm" draw:z-index="6" draw:name="Фигура1" draw:style-name="gr1" draw:text-style-name="P34" svg:width="63.47mm" svg:height="5.95mm" draw:control="control7"/></text:p>
          </table:table-cell>
        </table:table-row>
        <table:table-row table:style-name="Таблица3.4">
          <table:table-cell table:style-name="Таблица3.A1" office:value-type="string">
            <text:p text:style-name="P13">Верстка книг и журналов</text:p>
          </table:table-cell>
          <table:table-cell table:style-name="Таблица3.A1" office:value-type="string">
            <text:p text:style-name="P2"><draw:control text:anchor-type="as-char" svg:y="-3.83mm" draw:z-index="1" draw:name="Фигура1" draw:style-name="gr1" draw:text-style-name="P34" svg:width="63.75mm" svg:height="5.95mm" draw:control="control2"/></text:p>
          </table:table-cell>
          <table:table-cell table:style-name="Таблица3.A1" office:value-type="string">
            <text:p text:style-name="P5"><draw:control text:anchor-type="as-char" svg:y="-4mm" draw:z-index="7" draw:name="Фигура1" draw:style-name="gr1" draw:text-style-name="P34" svg:width="63.47mm" svg:height="5.95mm" draw:control="control8"/></text:p>
          </table:table-cell>
        </table:table-row>
        <table:table-row>
          <table:table-cell table:style-name="Таблица3.A1" office:value-type="string">
            <text:p text:style-name="P14">Кёрнинг и масштаб по ширине</text:p>
          </table:table-cell>
          <table:table-cell table:style-name="Таблица3.A1" office:value-type="string">
            <text:p text:style-name="P3"><draw:control text:anchor-type="as-char" svg:y="-3.83mm" draw:z-index="3" draw:name="Фигура1" draw:style-name="gr1" draw:text-style-name="P34" svg:width="64.16mm" svg:height="5.95mm" draw:control="control4"/></text:p>
          </table:table-cell>
          <table:table-cell table:style-name="Таблица3.A1" office:value-type="string">
            <text:p text:style-name="P5"><draw:control text:anchor-type="as-char" svg:y="-4mm" draw:z-index="8" draw:name="Фигура1" draw:style-name="gr1" draw:text-style-name="P34" svg:width="63.47mm" svg:height="5.95mm" draw:control="control9"/></text:p>
          </table:table-cell>
        </table:table-row>
        <table:table-row>
          <table:table-cell table:style-name="Таблица3.A1" office:value-type="string">
            <text:p text:style-name="P14">Конвертация из InDesign</text:p>
          </table:table-cell>
          <table:table-cell table:style-name="Таблица3.A1" office:value-type="string">
            <text:p text:style-name="P4"><draw:control text:anchor-type="as-char" svg:y="-3.83mm" draw:z-index="4" draw:name="Фигура1" draw:style-name="gr1" draw:text-style-name="P34" svg:width="63.67mm" svg:height="5.95mm" draw:control="control5"/></text:p>
          </table:table-cell>
          <table:table-cell table:style-name="Таблица3.A1" office:value-type="string">
            <text:p text:style-name="P5"><draw:control text:anchor-type="as-char" svg:y="-4mm" draw:z-index="9" draw:name="Фигура1" draw:style-name="gr1" draw:text-style-name="P34" svg:width="63.47mm" svg:height="5.95mm" draw:control="control10"/></text:p>
          </table:table-cell>
        </table:table-row>
      </table:table>
      <text:p text:style-name="P25">Если <text:span text:style-name="T2">после нажатия на кнопки панели не появляются, то видимо Вы не разрешили макросы (как это сделать описано выше)</text:span></text:p>
      <text:p text:style-name="P11">На следующих страницах приведено описание устанавливаемых программ</text:p>
      <text:h text:style-name="P28" text:outline-level="1">Документация по <text:span text:style-name="T3">программам (макросам)</text:span></text:h>
      <text:h text:style-name="P31" text:outline-level="2">Макросы <text:span text:style-name="T3">для</text:span> редактор<text:span text:style-name="T3">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7">Название</text:p>
          </table:table-cell>
          <table:table-cell table:style-name="Таблица1.A1" office:value-type="string">
            <text:p text:style-name="P17">Описание</text:p>
          </table:table-cell>
          <table:table-cell table:style-name="Таблица1.C1" office:value-type="string">
            <text:p text:style-name="P18">Путь макроса для выполнения по сочетанию клавиш</text:p>
          </table:table-cell>
        </table:table-row>
        <table:table-row>
          <table:table-cell table:style-name="Таблица1.A2" office:value-type="string">
            <text:p text:style-name="P17">Не юникод</text:p>
          </table:table-cell>
          <table:table-cell table:style-name="Таблица1.A2" office:value-type="string">
            <text:p text:style-name="P17"><text:span text:style-name="T4">Предлагает к удалениювсе </text:span>нестандартные символы. <text:span text:style-name="T4">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18">Publishing.Correction.executeRemoveBadCharacters</text:p>
          </table:table-cell>
        </table:table-row>
        <table:table-row>
          <table:table-cell table:style-name="Таблица1.A2" office:value-type="string">
            <text:p text:style-name="P17">Фон</text:p>
          </table:table-cell>
          <table:table-cell table:style-name="Таблица1.A2" office:value-type="string">
            <text:p text:style-name="P17">Заменяет белый фон символов на прозрачный во всем документе</text:p>
          </table:table-cell>
          <table:table-cell table:style-name="Таблица1.C2" office:value-type="string">
            <text:p text:style-name="P18">Publishing.Correction.executeRemoveWhiteBackground</text:p>
          </table:table-cell>
        </table:table-row>
        <table:table-row>
          <table:table-cell table:style-name="Таблица1.A2" office:value-type="string">
            <text:p text:style-name="P17">Ошибки</text:p>
          </table:table-cell>
          <table:table-cell table:style-name="Таблица1.A2" office:value-type="string">
            <text:p text:style-name="P17">Предлагаются к исправлению (в отслеживаемых изменениях) следующие виды ошибок набора:</text:p>
            <text:list xml:id="list3795977930" text:style-name="L1">
              <text:list-item>
                <text:p text:style-name="P26">Множество последовательных пробелов заменяется на единственный</text:p>
              </text:list-item>
              <text:list-item>
                <text:p text:style-name="P26">Удаляются пробелы перед знаками пунктуации</text:p>
              </text:list-item>
              <text:list-item>
                <text:p text:style-name="P26">Тире между цифрами заменяется на цифровое тире</text:p>
              </text:list-item>
              <text:list-item>
                <text:p text:style-name="P26">Тире между словами заменяется на среднее тире</text:p>
              </text:list-item>
              <text:list-item>
                <text:p text:style-name="P26">Пробелы после открывания скобок или кавычек удаляются</text:p>
              </text:list-item>
              <text:list-item>
                <text:p text:style-name="P26">Пробел между фамилией и последующими инициалами заменяется на неразрывный</text:p>
              </text:list-item>
              <text:list-item>
                <text:p text:style-name="P26">Пробел между инициалами и последующей фамилией заменяется на неразрывный</text:p>
              </text:list-item>
              <text:list-item>
                <text:p text:style-name="P26">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26">Пробел между с. 7 и т. 7 заменяется на неразрывный</text:p>
              </text:list-item>
              <text:list-item>
                <text:p text:style-name="P26">Пробел между серия 7, часть 7, том 7 заменяется на неразрывный</text:p>
              </text:list-item>
              <text:list-item>
                <text:p text:style-name="P26">Пробел между 1917 г. Заменяется на неразрывный, а при отсутсвии вставляется</text:p>
                <text:p text:style-name="P29">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18">Publishing.Correction.executeMakeMeHappy</text:p>
          </table:table-cell>
        </table:table-row>
        <table:table-row>
          <table:table-cell table:style-name="Таблица1.A2" office:value-type="string">
            <text:p text:style-name="P17">Формат</text:p>
          </table:table-cell>
          <table:table-cell table:style-name="Таблица1.A2" office:value-type="string">
            <text:p text:style-name="P20">Очищает ручное форматирование, кроме <text:span text:style-name="T5">следующего</text:span>: </text:p>
            <text:list xml:id="list1482499183" text:style-name="L2">
              <text:list-item>
                <text:p text:style-name="P30"><text:span text:style-name="T5">П</text:span>олужирного</text:p>
              </text:list-item>
              <text:list-item>
                <text:p text:style-name="P30"><text:soft-page-break/><text:span text:style-name="T5">К</text:span>урсива</text:p>
              </text:list-item>
              <text:list-item>
                <text:p text:style-name="P30"><text:span text:style-name="T5">П</text:span>одчеркивания</text:p>
              </text:list-item>
              <text:list-item>
                <text:p text:style-name="P30"><text:span text:style-name="T5">З</text:span>ачеркивания</text:p>
              </text:list-item>
              <text:list-item>
                <text:p text:style-name="P30"><text:span text:style-name="T5">В</text:span>ерхн<text:span text:style-name="T5">ий</text:span> индекс</text:p>
              </text:list-item>
              <text:list-item>
                <text:p text:style-name="P30"><text:span text:style-name="T5">Н</text:span>ижн<text:span text:style-name="T5">ий</text:span> индекс</text:p>
              </text:list-item>
              <text:list-item>
                <text:p text:style-name="P30"><text:span text:style-name="T5">Р</text:span>астянут<text:span text:style-name="T5">ый</text:span> текст (2пт)</text:p>
              </text:list-item>
            </text:list>
            <text:p text:style-name="P21">Все шрифты, примененные к тексту, кроме <text:span text:style-name="T6">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7">Все сноски переводятся в стиль Сноска.</text:p>
          </table:table-cell>
          <table:table-cell table:style-name="Таблица1.C2" office:value-type="string">
            <text:p text:style-name="P18">Publishing.CleanManualFormat.executeClean</text:p>
          </table:table-cell>
        </table:table-row>
        <table:table-row>
          <table:table-cell table:style-name="Таблица1.A2" office:value-type="string">
            <text:p text:style-name="P17">Пустые стили</text:p>
          </table:table-cell>
          <table:table-cell table:style-name="Таблица1.A2" office:value-type="string">
            <text:p text:style-name="P17">Удаляет неиспользуемые пользовательские стили, кроме стилей из шаблона статьи.</text:p>
          </table:table-cell>
          <table:table-cell table:style-name="Таблица1.C2" office:value-type="string">
            <text:p text:style-name="P18">Publishing.unusedStyles.executeRemoveUnusedStyles</text:p>
          </table:table-cell>
        </table:table-row>
      </table:table>
      <text:h text:style-name="P32" text:outline-level="2">Макросы для работы со шрифтами</text:h>
      <text:p text:style-name="P16"/>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2">Название</text:p>
          </table:table-cell>
          <table:table-cell table:style-name="Таблица4.A1" office:value-type="string">
            <text:p text:style-name="P22">Описание</text:p>
          </table:table-cell>
          <table:table-cell table:style-name="Таблица4.C1" office:value-type="string">
            <text:p text:style-name="P19">Путь макроса для выполнения по сочетанию клавиш</text:p>
          </table:table-cell>
        </table:table-row>
        <table:table-row>
          <table:table-cell table:style-name="Таблица4.A2" office:value-type="string">
            <text:p text:style-name="P22">TNR2IPH</text:p>
          </table:table-cell>
          <table:table-cell table:style-name="Таблица4.A2" office:value-type="string">
            <text:p text:style-name="P23"><text:span text:style-name="T3">Преобразует</text:span> все символы из <text:span text:style-name="T3">Times New Roman</text:span> в <text:span text:style-name="T3">IPH Serif</text:span></text:p>
          </table:table-cell>
          <table:table-cell table:style-name="Таблица4.C2" office:value-type="string">
            <text:p text:style-name="P19">Publishing.<text:span text:style-name="T3">replaceFonts</text:span>.<text:span text:style-name="T3">TNR2IPH</text:span></text:p>
          </table:table-cell>
        </table:table-row>
        <table:table-row>
          <table:table-cell table:style-name="Таблица4.A2" office:value-type="string">
            <text:p text:style-name="P22">Univ2IPH</text:p>
          </table:table-cell>
          <table:table-cell table:style-name="Таблица4.A2" office:value-type="string">
            <text:p text:style-name="P23"><text:span text:style-name="T3">Преобразует</text:span> все символы из <text:span text:style-name="T3">Universalia</text:span> в <text:span text:style-name="T3">IPH Serif</text:span></text:p>
          </table:table-cell>
          <table:table-cell table:style-name="Таблица4.C2" office:value-type="string">
            <text:p text:style-name="P19">Publishing.<text:span text:style-name="T3">replaceFonts</text:span>.<text:span text:style-name="T3">Univ2IPH</text:span></text:p>
          </table:table-cell>
        </table:table-row>
        <table:table-row>
          <table:table-cell table:style-name="Таблица4.A2" office:value-type="string">
            <text:p text:style-name="P23">Goth2<text:span text:style-name="T3">IPH</text:span></text:p>
          </table:table-cell>
          <table:table-cell table:style-name="Таблица4.A2" office:value-type="string">
            <text:p text:style-name="P23"><text:span text:style-name="T3">Преобразует</text:span> все символы из WL LatinAllIn1Goth в <text:span text:style-name="T3">IPH Serif</text:span></text:p>
          </table:table-cell>
          <table:table-cell table:style-name="Таблица4.C2" office:value-type="string">
            <text:p text:style-name="P19">Publishing.<text:span text:style-name="T3">replaceFonts</text:span>.Goth2<text:span text:style-name="T3">IPH</text:span></text:p>
          </table:table-cell>
        </table:table-row>
        <table:table-row>
          <table:table-cell table:style-name="Таблица4.A2" office:value-type="string">
            <text:p text:style-name="P23"><text:span text:style-name="T3">IPH</text:span>2Goth</text:p>
          </table:table-cell>
          <table:table-cell table:style-name="Таблица4.A2" office:value-type="string">
            <text:p text:style-name="P23"><text:span text:style-name="T3">Преобразует</text:span> все символы из <text:span text:style-name="T3">IPH Serif</text:span> в WL LatinAllIn1Goth </text:p>
          </table:table-cell>
          <table:table-cell table:style-name="Таблица4.C2" office:value-type="string">
            <text:p text:style-name="P19">Publishing.<text:span text:style-name="T3">replaceFonts</text:span>.<text:span text:style-name="T3">IPH</text:span>2Goth</text:p>
          </table:table-cell>
        </table:table-row>
        <table:table-row>
          <table:table-cell table:style-name="Таблица4.A2" office:value-type="string">
            <text:p text:style-name="P22">TimesAr2IPH</text:p>
          </table:table-cell>
          <table:table-cell table:style-name="Таблица4.A2" office:value-type="string">
            <text:p text:style-name="P23"><text:span text:style-name="T3">Преобразует</text:span> символы из <text:span text:style-name="T3">Times Arabic</text:span> в <text:span text:style-name="T3">IPH Serif</text:span></text:p>
          </table:table-cell>
          <table:table-cell table:style-name="Таблица4.C2" office:value-type="string">
            <text:p text:style-name="P19">Publishing.<text:span text:style-name="T3">replaceFonts</text:span>.<text:span text:style-name="T3">TimesAr2IPH</text:span></text:p>
          </table:table-cell>
        </table:table-row>
        <table:table-row>
          <table:table-cell table:style-name="Таблица4.A2" office:value-type="string">
            <text:p text:style-name="P22">badGoth2IPH</text:p>
          </table:table-cell>
          <table:table-cell table:style-name="Таблица4.A2" office:value-type="string">
            <text:p text:style-name="P23"><text:span text:style-name="T3">Преобразует</text:span> символы из WL LatinAllIn1Goth в <text:span text:style-name="T3">IPH Serif, даже если для этих символов не установлен шрифт <text:s/>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19">Publishing.<text:span text:style-name="T3">replaceFonts</text:span>.<text:span text:style-name="T3">badGoth2IPH</text:span></text:p>
          </table:table-cell>
        </table:table-row>
      </table:table>
      <text:h text:style-name="P33"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7">Название</text:p>
          </table:table-cell>
          <table:table-cell table:style-name="Таблица2.A1" office:value-type="string">
            <text:p text:style-name="P17">Описание</text:p>
          </table:table-cell>
          <table:table-cell table:style-name="Таблица2.C1" office:value-type="string">
            <text:p text:style-name="P18">Путь макроса для выполнения по сочетанию клавиш</text:p>
          </table:table-cell>
        </table:table-row>
        <table:table-row table:style-name="Таблица2.1">
          <table:table-cell table:style-name="Таблица2.A2" office:value-type="string">
            <text:p text:style-name="P24"><text:span text:style-name="T9">Собрать</text:span> выпуск</text:p>
          </table:table-cell>
          <table:table-cell table:style-name="Таблица2.A2" office:value-type="string">
            <text:p text:style-name="P24">Макрос применяется совместно с шаблоном журнала. Он <text:span text:style-name="T7">последовательно </text:span>добавляет все пронумерованные статьи в той же папке, что и <text:span text:style-name="T7">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18"/>
          </table:table-cell>
        </table:table-row>
        <table:table-row table:style-name="Таблица2.1">
          <table:table-cell table:style-name="Таблица2.A2" office:value-type="string">
            <text:p text:style-name="P17">Разрыв со сжатием</text:p>
          </table:table-cell>
          <table:table-cell table:style-name="Таблица2.A2" office:value-type="string">
            <text:p text:style-name="P17">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8">Publishing.pageBreaks.executeShrinkPageContent</text:p>
          </table:table-cell>
        </table:table-row>
        <table:table-row table:style-name="Таблица2.1">
          <table:table-cell table:style-name="Таблица2.A2" office:value-type="string">
            <text:p text:style-name="P17">Разрыв</text:p>
          </table:table-cell>
          <table:table-cell table:style-name="Таблица2.A2" office:value-type="string">
            <text:p text:style-name="P17">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8">Publishing.pageBreaks.executeSplitPages</text:p>
          </table:table-cell>
        </table:table-row>
        <table:table-row table:style-name="Таблица2.1">
          <table:table-cell table:style-name="Таблица2.A2" office:value-type="string">
            <text:p text:style-name="P17">ШрифтыВстили</text:p>
          </table:table-cell>
          <table:table-cell table:style-name="Таблица2.A2" office:value-type="string">
            <text:p text:style-name="P17">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18">Publishing.CleanManualFormat.executeReplaceFonts</text:p>
          </table:table-cell>
        </table:table-row>
        <text:soft-page-break/>
        <table:table-row table:style-name="Таблица2.1">
          <table:table-cell table:style-name="Таблица2.A2" office:value-type="string">
            <text:p text:style-name="P17">СтилиСносок</text:p>
          </table:table-cell>
          <table:table-cell table:style-name="Таблица2.A2" office:value-type="string">
            <text:p text:style-name="P17">Назначить всем сноскам стиль Сноска</text:p>
          </table:table-cell>
          <table:table-cell table:style-name="Таблица2.C2" office:value-type="string">
            <text:p text:style-name="P18">Publishing.CleanManualFormat.NotesCleanStyle</text:p>
          </table:table-cell>
        </table:table-row>
        <table:table-row table:style-name="Таблица2.1">
          <table:table-cell table:style-name="Таблица2.A2" office:value-type="string">
            <text:p text:style-name="P24">InDD</text:p>
          </table:table-cell>
          <table:table-cell table:style-name="Таблица2.A2" office:value-type="string">
            <text:p text:style-name="P24">Импорт документа из In Design</text:p>
          </table:table-cell>
          <table:table-cell table:style-name="Таблица2.C2" office:value-type="string">
            <text:p text:style-name="P18"/>
          </table:table-cell>
        </table:table-row>
        <table:table-row table:style-name="Таблица2.1">
          <table:table-cell table:style-name="Таблица2.A2" office:value-type="string">
            <text:p text:style-name="P24">CreateBidirectionalLink</text:p>
          </table:table-cell>
          <table:table-cell table:style-name="Таблица2.A2" office:value-type="string">
            <text:p text:style-name="P24">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18"/>
          </table:table-cell>
        </table:table-row>
      </table:table>
      <text:p text:style-name="Standard"><text:span text:style-name="Strong_20_Emphasis"><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header-footer-properties fo:min-height="9.49mm" fo:margin-left="0mm" fo:margin-right="0mm" fo:margin-bottom="4.5mm" fo:background-color="transparent" style:dynamic-spacing="false" draw:fill="none" draw:fill-color="#729fcf"/>
      </style:header-style>
      <style:footer-style>
        <style:header-footer-properties fo:min-height="8.48mm" fo:margin-left="0mm" fo:margin-right="0mm" fo:margin-top="3.49mm" fo:background-color="transparent" style:dynamic-spacing="false" draw:fill="none" draw:fill-color="#729fcf"/>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usage="righ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header>
        <text:p text:style-name="Header"/>
      </style:header>
      <style:footer>
        <text:p text:style-name="Footer"/>
      </style:footer>
    </style:master-page>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2DT17H19M1S</meta:editing-duration>
    <meta:editing-cycles>818</meta:editing-cycles>
    <meta:generator>LibreOffice/6.1.4.2$Linux_X86_64 LibreOffice_project/9d0f32d1f0b509096fd65e0d4bec26ddd1938fd3</meta:generator>
    <dc:date>2019-04-25T10:55:39.504162216</dc:date>
    <meta:document-statistic meta:table-count="4" meta:image-count="0" meta:object-count="0" meta:page-count="5" meta:paragraph-count="109" meta:word-count="672" meta:character-count="5217" meta:non-whitespace-character-count="4658"/>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2 Then
				curNum = 1 
			EndIf
			enum2 = enum1Element.createEnumeration
			While enum2.hasMoreElements
				thisPortion = enum2.nextElement
				If thisPortion.TextPortionType = "Footnote" Then
					footnoteText = thisPortion.Footnote
					label = footnoteText.getLabel
					If label = "" Then 
						footnoteText.setLabel(CStr(curNum))
						curNum = curNum + 1
					Else
						labelNum = CInt(label)
						If labelNum &gt; 0 Then
							footnoteText.setLabel(CStr(curNum))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2 Then
						curNum = 1 
						EndIf
						cellEnum2 = cellEnumElement.createEnumeration
						While cellEnum2.hasMoreElements
							thisPortion = cellEnum2.nextElement
							If thisPortion.TextPortionType = "Footnote" Then
								footnoteText = thisPortion.Footnote
								label = footnoteText.getLabel
								If label = "" Then 
									footnoteText.setLabel(CStr(curNum))
									curNum = curNum + 1
								Else
									labelNum = CInt(label)
									If labelNum &gt; 0 Then
										footnoteText.setLabel(CStr(curNum))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	Globalscope.BasicLibraries.LoadLibrary( "MRILib" )
	Dim oPar As Object
	Dim enum1 As Object
	Dim thisPortion As Object
	enum1 = ThisComponent.Text.createEnumeration
	While enum1.hasMoreElements
		oPar = enum1.nextElement
	'	Mri oPar
		If oPar.supportsService("com.sun.star.text.Paragraph") Then
			enum2 = oPar.createEnumeration
			While enum2.hasMoreElements
				thisPortion = enum2.nextElement
				thisPortion.HyperlinkTarget = ""
				thisPortion.HyperLinkURL = ""
			Wend
		End If
	Wend 
End Sub

Sub disposeAllBookmarks()
	Dim bookmarks As Object
	bookmarks = ThisComponent.Links.getByName("Закладки")
	While bookmarks.hasElements()
		bookmark = bookmarks.getByName(bookmarks.ElementNames(0))
		bookmark.dispose()
	Wend
End Sub


Sub addToArray(xArray(),vNextElement)
Dim iUB%,iLB%
iLB = lBound(xArray())
iUB = uBound(xArray())
If iLB &gt; iUB then
   iUB = iLB
   redim xArray(iLB To iUB)
Else
   iUB = iUB +1
   redim preserve xArray(iLB To iUB)
Endif
xArray(iUB) = vNextElement
End Sub

Sub makeOutlineLinks
	For i = 1 To 10
		makeLinksWithLevel(i)
	Next i

End Sub


Sub makeLinksWithLevel(level)

	Dim heading() As Object
	Dim outline() As Object
	Dim oAnchor1Name As String
	Dim oAnchor2Name As String
	Dim i As Integer
	heading = getHeadingWithLevel(level)
	outline = getOutlineWithLevel(level)
	If  Ubound(heading) &lt;&gt; -1 AND Ubound(outline) &lt;&gt; -1 Then
		If (Ubound(outline) + 1) MOD (Ubound(heading) + 1 )  = 0 Then
			For i = 0 To (Ubound(outline))
				oAnchor2Name = "Оглавление " + level + "." + (i Mod (Ubound(heading) + 1))
				If i &lt;= Ubound(heading) Then
					createAnchor(heading(i Mod (Ubound(heading) + 1)),oAnchor2Name)
				EndIf
				createLink(outline(i),"",oAnchor2Name)
			Next i
		Else 
			MsgBox ("Число Оглавлений "+ level +" уровня ("+(Ubound(outline)+1) +") не кратно числу Заголовоков " + level + " уровня (" + (Ubound(heading)+1) + ")"
		EndIf	
	ElseIf Ubound(outline) = -1 Then
		
		'MsgBox ("Не могу сделать ссылки в оглавлении. Оглавлений "+ level + " уровня не найдено.")
	ElseIf Ubound(heading) = -1 Then
		MsgBox ("Не могу сделать ссылки в оглавлении. Заголовоков "+ level + " уровня не найдено.")
	EndIf
	
End Sub

Function getHeading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headingPar() As Object
	enum1 = ThisComponent.Text.createEnumeration
	While enum1.hasMoreElements
		enum1Element = enum1.nextElement
		If enum1Element.supportsService("com.sun.star.text.Paragraph") Then
			If enum1Element.OutlineLevel = curNum Then
				 addToArray(heading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curNum Then
				 			addToArray(headingPar(),cellEnumElement)
						EndIf
			
					EndIf
				Wend
		    Next i

		EndIf
	Wend 
	getHeadingWithLevel = headingPar()
End Function

Function getOutline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par() As Object
	Dim parName As String
	parName = "Contents " + curNum
	enum1 = ThisComponent.Text.createEnumeration
	While enum1.hasMoreElements
		enum1Element = enum1.nextElement
		If enum1Element.supportsService("com.sun.star.text.Paragraph") Then
			If enum1Element.ParaStyleName = parName Then
				 addToArray(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ParaStyleName = parName Then
				 			addToArray(par(),cellEnumElement)
						EndIf
			
					EndIf
				Wend
		    Next i
		Else 
			Mri enum1Element
		EndIf
	Wend 
	getOutlineWithLevel = par()
End Function


</script:module>
</file>

<file path=Basic/Publishing/CleanManualFormat.xml><?xml version="1.0" encoding="utf-8"?>
<!DOCTYPE module  PUBLIC '-//OpenOffice.org//DTD OfficeDocument 1.0//EN'  'module.dtd'>
<script:module xmlns:script="http://openoffice.org/2000/script" script:name="CleanManualFormat" script:language="StarBasic">Sub ExecuteClean
	saveDocument()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oTextCursor.collapseToEnd()
		oTextCursor.String = rightEnclosure
		endTextRange = oTextCursor.getEnd()
		oTextCursor.goToRange(found.start,false)
		oTextCursor.String = leftEnclosure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statusIndicator as Object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 ")
	'Между словом серия и цифрой должен быть неразрывный пробел, а не обычный
	AskAndReplace("(?&lt;=\b[сС](ерия|\.))\ +(?=[:digit:])"," ")
	'Между словом часть и цифрой должен быть неразрывный пробел, а не обычный
	AskAndReplace("(?&lt;=\b[чЧ](асть|\.))\ +(?=[:digit:])"," ")
	'Между числом и "г." должен быть неразрывный пробел, а не обычный
	AskAndReplace("(?&lt;=[0-9])[:space:]*г(?=\.)"," г")

	'Между инициалами и Фамилией должен быть неразрывный пробел, а не обычный
	AskAndReplace("(?&lt;=[:upper:]\.[:upper:]\.)\ (?=[:upper:][:lower:]+)"," ")
	'Между Фамилией и инициалами должен быть неразрывный пробел, а не обычный
	AskAndReplace("(?&lt;=[:upper:][:lower:]{1,30})\ (?=[:upper:]\.[:upper:]\.)"," ")

	'Не должно быть пробелов после скобок [({ и кавычек «„
	AskAndReplace("(?&lt;=[\(\[\{«„])[:space:]","")
	'Между "и" и "т." должен быть неразрывный пробел, а не обычный
    AskAndReplace("(?&lt;=\bи)\ (?=т\.)"," ")
   	'Между "т." и "е./н./д./п./к." должен быть неразрывный пробел, а не обычный
    AskAndReplace("(?&lt;=\bт)\.\ ?(?=[ендпк]\.)",". ")
    
   	'Между буквами среднее тире должно обрамляться пробелами
	AskAndReplace("(?&lt;=[:alpha:])–(?=[:alpha:])"," – ")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буквой и угловой открывающейся скобкой должен быть пробел
	AskAndReplace("(?&lt;=[:alpha:])&lt;(?=…&gt;)"," &lt;")
	'Между угловой закрывающейся скобкой и буквой должен быть пробел
	AskAndReplace("(?&lt;=&lt;…)&gt;(?=[:alpha:])","&gt; ")
	statusIndicator.en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inputHeaderBodyDistance As String
	Dim inputFooterBodyDistance As String
	
	Dim newWidth As Long
	Dim newHeight As Long
	Dim newTopMargin As Long
	Dim newBottomMargin As Long
	Dim newLeftMargin As Long
	Dim newRightMargin As Long
	Dim textFieldHeight As Long
	Dim textFieldWidth As Long
	Dim headerBodyDistance As Long
	Dim footerBodyDistance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inputHeaderBodyDistance = InputBox("Введите расстояние от верхнего колонтитула до текста (в сотых долях мм):", "Установка расстояния от верхнего колонтитула до текста", "")
	inputFooterBodyDistance = InputBox("Введите расстояние от нижнего колонтитула до текста (в сотых долях мм):", "Установка расстояния от нижнего колонтитула до текста ", "")

	For i = 0  to oStyles.Count - 1
		curStyle = oStyles.getByIndex(i)
		newWidth = curStyle.Width
		newHeight = curStyle.height
		newTopMargin = curStyle.TopMargin
		newBottomMargin = curStyle.BottomMargin
		newLeftMargin = curStyle.LeftMargin
		newRightMargin = curStyle.RightMargin
		
		If CLng(inputHeaderBodyDistance) &gt; 0 Then
			headerBodyDistance = CLng(inputHeaderBodyDistance)
			curStyle.HeaderBodyDistance = headerBodyDistance
		EndIf
		If CLng(inputFooterBodyDistance) &gt; 0 Then
			footerBodyDistance = CLng(inputFooterBodyDistance)
			curStyle.FooterBodyDistance = footerBodyDistance
		EndIf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convertIndesign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Dim firstLowercase As Boolean
	Dim charNum As Long
	Dim character As String
	firstLowercase = false

	oSearch = ThisComponent.createSearchDescriptor()
	oSearch.SearchString = "---XYXYX---"
	oSearch.SearchRegularExpression=True
	oSearch.searchAll=True
	oFound = ThisComponent.findFirst(oSearch)
	Do While Not IsNull(oFound)
		  oTextCursor = oFound.Text.createTextCursor()
		  oTextCursor.gotoRange(oFound,false)
		  oTextCursor.gotoStartOfParagraph(false)
		  oTextCursor.gotoEndOfParagraph(true)
		  oTextCursor.goRight(1,true)
		  oTextCursor.String = ""
		  oTextCursor.BreakType = com.sun.star.style.BreakType.PAGE_BEFORE

  		  'check first character
		  oTextCursor.goRight(1,true)
		  If (isLowerCase(oTextCursor.getString())) Then
		  	oTextCursor.ParaFirstLineIndent = 0
		  	firstLowercase = true 	
		  End If
  	      'check last character
		  oTextCursor.goLeft(2,false)
		  oTextCursor.goLeft(1,true)	  
		  character = oTextCursor.getString()
		  If (character = " ") Then
		  	oTextCursor.String=""
		  	adjustLastLine(oTextCursor)
		  	adjustFirstLine(oTextCursor)
		  EndIf		  
		  If (isLowerCase(character)) Then
		  	If firstLowercase Then
		  		oTextCursor.collapseToEnd()
			  	oTextCursor.setString("-")
			  	oTextCursor.collapseToEnd()
  			  	adjustLastLine(oTextCursor)
				adjustFirstLine(oTextCursor)
		  	EndIf
		  End If
		  oFound = ThisComponent.findNext(oFound.End, oSearch)
	Loop

end Sub

Sub adjustLastLine(oTextCursor)
  	oTextCursor.ParaAdjust = 2
  	oTextCursor.ParaLastLineAdjust = 2
  	balancePara(oTextCursor)
End Sub

Sub adjustFirstLine(oTextCursor)
  	oTextCursor.goRight(1,false)
   	oTextCursor.ParaFirstLineIndent = 0
End Sub


Function isLowerCase(character)
	If (character = "") Then
			charNum = ASC(""+0)
		  Else
		  	charNum = ASC(character)
		  End If
  If ((charNum &gt; 1071 AND charNum &lt; 1104) Or (charNum &gt; 60 AND charNum &lt; 123)) Then
  	isLowerCase = true
  	Exit Function
  EndIf
  isLowerCase = false
End Function

Sub balancePara(Optional targetPara As Object)
'	Globalscope.BasicLibraries.LoadLibrary( "MRILib" )
	Dim oViewCursor As Object
	Dim oTextCursor As Object
	Dim oPara As Object
	Dim oParaStart As Object
	Dim oParaEnd As Object
	Dim paraLen As Integer
	Dim lineCount As Integer
	Dim initialLineCount As Integer
	Dim lineLen As Integer
	Dim mathExpect As Integer
	Dim minLastLineLength As Integer
	paraLen = 0
	lineLen = 0
	minLastLineLength = 0
	initialLineCount = 0
	
	oViewCursor = ThisComponent.CurrentController.getViewCursor()
	If NOT IsMissing(targetPara) Then
		oViewCursor.goToRange(targetPara, false)
	EndIf

	oTextCursor = oViewCursor.Text.createTextCursorByRange(oViewCursor)
	oPara = oViewCursor.Text.createTextCursorByRange(oViewCursor)
	'Go to start of para
	oTextCursor.gotoStartOfParagraph(false)
	'Get start position
	oParaStart = oTextCursor.getStart()
	'Go to end of para
	oTextCursor.gotoEndOfParagraph(false)
	'Get end position
	oParaEnd = oTextCursor.getEnd()
	'return Text cursor to start
	oTextCursor.goToRange(oParaStart,false)
	'oPara is full para cursor
	oPara.goToRange(oParaStart,false)
	oPara.goToRange(oParaEnd,true)
	
	Do
		'Not first iteration
		If minLastLineLength &lt;&gt; 0 Then
			If oPara.CharKerning &lt; 30 Then
					If(IsEmpty(oPara.CharKerning)) Then 
						oPara.CharKerning = 0
					Else 	
						oPara.CharKerning = oPara.CharKerning + 2
					End If
			Else
				'Failed to balance para
				Exit Sub
			EndIf
		EndIf
		
		oViewCursor.goToRange(oParaStart,false)
		oTextCursor.goToRange(oParaStart,false)
		lineCount = 0
		While NOT oTextCursor.isEndOfParagraph()
			oViewCursor.gotoEndOfLine(true)
			oTextCursor = oViewCursor.Text.createTextCursorByRange(oViewCursor)
			lineLen = Len(oTextCursor.getString())
			paraLen = paraLen +  lineLen
			lineCount = lineCount + 1
			oViewCursor.collapseToEnd()
		Wend
		'set initial line count
		If initialLineCount = 0 Then
			initialLineCount = lineCount
		ElseIf lineCount &gt; initialLineCount Then
		'Undo last iteration as line overflow happened.
		'And exit
			If(IsEmpty(oPara.CharKerning)) Then 
				oPara.CharKerning = 0
			Else 	
				oPara.CharKerning = oPara.CharKerning - 2
			End If
			Exit sub
		EndIf
		mathExpect =  paraLen / lineCount
		minLastLineLength = mathExpect * 0.9
	Loop Until minLastLineLength &lt; lineLen
	
End Sub
</script:module>
</file>

<file path=Basic/Publishing/Libraries.xml><?xml version="1.0" encoding="utf-8"?>
<!DOCTYPE module  PUBLIC '-//OpenOffice.org//DTD OfficeDocument 1.0//EN'  'module.dtd'>
<script:module xmlns:script="http://openoffice.org/2000/script" script:name="Libraries" script:language="StarBasic">Sub updateLibs()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toolBarUpdate(toolbarName,toolbarDescription)
	
	Select Case (toolbarName)
		Case "archiveToolbar"
			addArchiveToolbar(toolbarName,toolbarDescription)
		Case "correctionFullToolbar"
			addWriterToolbar(toolbarName,toolbarDescription)
		Case "fontsToolbar"
			addFontsToolbar(toolbarName,toolbarDescription)
		Case "makeUpToolbar"
			addMakeUpToolbar(toolbarName,toolbarDescription)
		Case "correctionToolbar"
			addArticlesToolbar(toolbarName,toolbarDescription)
	End Select 
	updateLibs()
End Sub

Sub createArchiveToolbar
	toolBarUpdate("archiveToolbar", "Панель для обработки архива")
End Sub

Sub removeArchiveToolbar
	removeToolbar("archiveToolbar")
End Sub

Sub createCorrectionToolbar
	toolBarUpdate("correctionFullToolbar", "Панель всех макросов")
End Sub

Sub removeCorrectionToolbar
	removeToolbar("correctionFullToolbar")
End Sub

Sub createFontsToolbar
	toolBarUpdate("fontsToolbar", "Панель для работы со шрифтами")
End Sub

Sub removeFontsToolbar
	removeToolbar("fontsToolbar")
End Sub

Sub createMakeUpToolbar
	toolBarUpdate("makeUpToolbar", "Инструменты верстки")
End Sub

Sub removeMakeUpToolbar
	removeToolbar("makeUpToolbar")
End Sub

Sub createCorrectionToolbarForEditors
	toolBarUpdate("correctionToolbar", "Панель для обработки статей")
End Sub

Sub removeCorrectionToolbarForEditors
	removeToolbar("correctionToolbar")
End Sub

Sub removeToolbar(toolbarName)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 &amp; toolbarName
        If (oModuleCfgMgr.hasSettings(sToolbarURL)) Then
		    oModuleCfgMgr.replaceSettings( sToolbarURL, oModuleCfgMgr.createSettings() )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CleanManualFormat.executeReplaceFonts?language=Basic&amp;location=application"
  sCmdLable = "ШрифтыВстили"
  nCount = 2
  oToolbarItem = CreateSimpleToolbarItem( sCmdID, sCmdLable )
  oTBSettings.insertByIndex( nCount, oToolbarItem )
  
  sCmdID   = "vnd.sun.star.script:Publishing.CleanManualFormat.NotesCleanStyle?language=Basic&amp;location=application"
  sCmdLable = "СтилиСносок"
  nCount = 3
  oToolbarItem = CreateSimpleToolbarItem( sCmdID, sCmdLable )
  oTBSettings.insertByIndex( nCount, oToolbarItem )
  
  sCmdID   = "vnd.sun.star.script:Publishing.Documents.setBookUniqPageStyles?language=Basic&amp;location=application"
  sCmdLable = "СтилиСтрКниг"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Bookmarks.makeOutlineLinks?language=Basic&amp;location=application"
  sCmdLable = "СсылОглавл"
  nCount = 6
  oToolbarItem = CreateSimpleToolbarItem( sCmdID, sCmdLable )
  oTBSettings.insertByIndex( nCount, oToolbarItem )
  
  sCmdID   = "vnd.sun.star.script:Publishing.Documents.setDimensions?language=Basic&amp;location=application"
  sCmdLable = "⍁"
  nCount = 7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4)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oItem(4).Name = "HelpURL"
  oItem(4).Value = "https://litvinovg.pro"

  CreateSimpleToolbarItem = oItem()
End Function

Sub addArticle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sCmdID   = "vnd.sun.star.script:Publishing.Bookmarks.disposeAllBookmarks?language=Basic&amp;location=application"
  sCmdLable = "УдалЗакладки"
  nCount = 5
  oToolbarItem = CreateSimpleToolbarItem( sCmdID, sCmdLable )
  oTBSettings.insertByIndex( nCount, oToolbarItem )
  
  sCmdID   = "vnd.sun.star.script:Publishing.Bookmarks.disposeAllLinks?language=Basic&amp;location=application"
  sCmdLable = "УдалСсылки"
  nCount = 6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TNR2IPH"
  nCount = 0
  oToolbarItem = CreateSimpleToolbarItem( sCmdID, sCmdLable )
  oTBSettings.insertByIndex( nCount, oToolbarItem )

  sCmdID   = "vnd.sun.star.script:Publishing.replaceFonts.Univ2IPH?language=Basic&amp;location=application"
  sCmdLable = "Univ2IPH"
  nCount = 1
  oToolbarItem = CreateSimpleToolbarItem( sCmdID, sCmdLable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3
  oToolbarItem = CreateSimpleToolbarItem( sCmdID, sCmdLable )
  oTBSettings.insertByIndex( nCount, oToolbarItem )
  
    
  sCmdID   = "vnd.sun.star.script:Publishing.replaceFonts.TimesAr2IPH?language=Basic&amp;location=application"
  sCmdLable = "TimesAr2IPH"
  nCount = 4
  oToolbarItem = CreateSimpleToolbarItem( sCmdID, sCmdLable )
  oTBSettings.insertByIndex( nCount, oToolbarItem )
  
  sCmdID   = "vnd.sun.star.script:Publishing.replaceFonts.badGoth2IPH?language=Basic&amp;location=application"
  sCmdLable = "badGoth2IPH"
  nCount = 5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Archive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unusedStyles.replaceParaStyle?language=Basic&amp;location=application"
  sCmdLable = "ЗамСтилАбз"
  nCount = 0
  oToolbarItem = CreateSimpleToolbarItem( sCmdID, sCmdLable )
  oTBSettings.insertByIndex( nCount, oToolbarItem )
  
  sCmdID   = "vnd.sun.star.script:Publishing.Bookmarks.convertBookmarksToFootnotes?language=Basic&amp;location=application"
  sCmdLable = "КонвертСносок"
  nCount = 1
  oToolbarItem = CreateSimpleToolbarItem( sCmdID, sCmdLable )
  oTBSettings.insertByIndex( nCount, oToolbarItem )
  
  sCmdID   = "vnd.sun.star.script:Publishing.Indd.convertIndesignPageBreaks?language=Basic&amp;location=application"
  sCmdLable = "КонвертРазрывов"
  nCount = 2
  oToolbarItem = CreateSimpleToolbarItem( sCmdID, sCmdLable )
  oTBSettings.insertByIndex( nCount, oToolbarItem )
  
  sCmdID   = "vnd.sun.star.script:Publishing.Indd.CreateBidirectionalLink?language=Basic&amp;location=application"
  sCmdLable = "СоздДвунапрСылок"
  nCount = 3
  oToolbarItem = CreateSimpleToolbarItem( sCmdID, sCmdLable )
  oTBSettings.insertByIndex( nCount, oToolbarItem )
  
  sCmdID   = "vnd.sun.star.script:Publishing.pageBreaks.shrinkPageContent?language=Basic&amp;location=application"
  sCmdLable = "СжатьТекст"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Documents.setDimensions?language=Basic&amp;location=application"
  sCmdLable = "⍁"
  nCount = 6
  oToolbarItem = CreateSimpleToolbarItem( sCmdID, sCmdLable )
  oTBSettings.insertByIndex( nCount, oToolbarItem )
  
  sCmdID   = "vnd.sun.star.script:Publishing.Correction.removeBadCharacters?language=Basic&amp;location=application"
  sCmdLable = "Не юникод"
  nCount = 7
  oToolbarItem = CreateSimpleToolbarItem( sCmdID, sCmdLable )
  oTBSettings.insertByIndex( nCount, oToolbarItem )
  
  sCmdID   = "vnd.sun.star.script:Publishing.Bookmarks.makeOutlineLinks?language=Basic&amp;location=application"
  sCmdLable = "СсылОглавл"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imagesRelativePath As String 
Dim allImagesRelativePath As String 
Dim path As String
Dim sectionName As String

Sub makeUpIssue

	EIFN = "ЭиФН"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setAritclePageHeader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ticleUniqPageStyles(i)
		oViewCursor.jumpToPage(page)
		setAtricleVars(i)
		oViewCursor.jumpToPage(page)
		takeWidowLinesIn()
		oViewCursor.jumpToPage(page)
	'	takeWidowOrphans()
		'Set section name

	
		If templateName = "" Then
			modifyVar("leftHeader" + i , sectionName )
		ElseIf templateName = EIFN Then
			modifyVar("rightHeader" + i , getArticleHeader() )
			modifyVar("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modifyVar("article" + i + "LastPage", CStr(pageNum) )
	Next i
End Sub

Sub setAtricleVars(i)
	'modifyVar("article" + i + "LastPage", CStr(getArticleLastPage()) )
	modifyVar("article" + i + "UDK", getUDK())
	modifyVar("author" + i + "Copyright", getCopyright() )
	'modifyVar("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Dim finalName As String
	Dim tmpStr As String
	oViewCursor = ThisComponent.CurrentController.getViewCursor()
	oSavePosition = oViewCursor.Text.createTextCursorByRange(oViewCursor)	
	getFirstTextInStyle("Автор")
	authors = oViewCursor.Text.createTextCursorByRange(oViewCursor).getString()
	If authors &lt;&gt; "" Then 
		finalName = Trim(authors)
		If Len(finalName) &gt;= 1 Then
			If Right(finalName, 1) = "." Then
				getCopyright = "© " + finalName
				oViewCursor.goToRange(oSavePosition, false)
				Exit Function
			EndIf
		EndIf
		If Len(authors) &gt;= 4 Then
			leftSide = Right(authors,Len(authors)-4)
			rightSide =  Left(authors,4)
			finalName = Trim(leftSide) + " " + rightSide
	
			getCopyright = "© " + finalName
			oViewCursor.goToRange(oSavePosition, false)
			Exit Function
		Else
			getCopyright = "© " + "Фамилия И.О."
		EndIf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lse
		getAuthor = "Фамилия И.О."
	End If
	oViewCursor.goToRange(oSavePosition, false)
End Function

Function getArticleHeader()
	Dim oViewCursor As Object
	Dim oSavePosition As Object
	Dim authors As String
	oViewCursor = ThisComponent.CurrentController.getViewCursor()
	oSavePosition = oViewCursor.Text.createTextCursorByRange(oViewCursor)	
	getFirstTextInStyle("Заголовок 2")
	articleHeader = oViewCursor.Text.createTextCursorByRange(oViewCursor).getString()
	If articleHeader &lt;&gt; "" Then 
		getArticleHeader = articleHeader
	Else
		getArticleHeader = "Название статьи"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TextCursor.Text.insertControlCharacter(oTextCursor.End,com.sun.star.text.ControlCharacter.PARAGRAPH_BREAK,False)
	oTextCursor.BreakType = 4
	'clone 1 left/right style
	createPageStyleByExample(newName)
	'set followStyle to previous style
	curStyle.FollowStyle = newName
	'set new curStyle	
	curStyle = pageStyles.getByName(oViewCursor.pageStyleName)
	oTextCursor.goLeft(1,true)
	oTextCursor.String = ""
		
End Sub

Sub setFirstPageMetadata(curStyle,i)
	Dim oViewCursor As Object
	Dim oSavePosition As Object
	Dim oText As Object
	Dim oHeaderTable As Object
	Dim oFooterTable As Object
	Dim rightHeaderCell As Object
	Dim leftHeaderCell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addTextVar("article" + i + "LastPage","00" )
	oViewCursor.goright(1,false)
	'Добавить УДК
	addTextVar("article" + i + "UDK","УДК "+ i + "." + i)
	'rightHeaderCell
	rightHeaderCell = oHeaderTable.getCellByPosition(1,0).getStart()
	oViewCursor.goToRange(rightHeaderCell, false)
	'go to page number 1st place
	oViewCursor.gotoEndOfLine(false)
	oViewCursor.goright(1,false)
	oViewCursor.gotoEndOfLine(false)
	addTextVar("article" + i + "LastPage","00" )
	' go to page number 2nd place
	oViewCursor.goright(1,false)
	oViewCursor.gotoEndOfLine(false)
	
	If templateName = "" Then
		addTextVar("article" + i + "LastPage","00" )
	ElseIf templateName = EIFN Then
		addTextVar("article" + i + "Num","" + i )
	EndIf
	
	If templateName = "" Then
		'Footer without table
		oViewCursor.goToRange(curStyle.FooterText.End, false)
		addTextVar("author" + i + "Copyright","© Фамилия И.О. " + i )
	ElseIf templateName = EIFN Then

		oFooterTableLeft = curStyle.FooterTextLeft.CreateEnumeration().nextElement
		rightHeaderCell = oFooterTableLeft.getCellByPosition(1,0).getStart()
		oViewCursor.goToRange(rightHeaderCell, false)
		addTextVar("author" + i + "Copyright","© Фамилия И.О. " + i )
		'TODO!!!!SECOND PAGE
		oFooterTableRight = curStyle.FooterTextRight.CreateEnumeration().nextElement
		leftHeaderCell = oFooterTableRight.getCellByPosition(0,0).getStart()
	'	Mri oFooterRight
	'	Mri leftHeaderCell
		oViewCursor.goToRange(leftHeaderCell, false)
		addTextVar("author" + i + "Copyright","© Фамилия И.О. " + i )
		'Mri curStyle
		'rightFooterCell = oHeaderTable.getCellByPosition(1,0).getStart()
		'oViewCursor.goToRange(curStyle.FooterText.End, false)
		
		'addTextVar("author" + i + "Copyright","© Фамилия И.О. " + i )
	EndIf
		
	oViewCursor.goToRange(oSavePosition, false)
	oViewCursor.jumpToPreviousPage()
	sendRM()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addTextVar("rightHeader" + i ,"Фамилия И.О. Название статьи" + i )
	ElseIf templateName = EIFN Then
		addTextVar("rightHeader" + i ,"Название статьи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addTextVar("leftHeader" + i ,"Название раздела" + i )
	ElseIf templateName = EIFN Then
		leftHeaderCell = leftHeaderTable.getCellByPosition(2,0).getStart()
		oViewCursor.goToRange(leftHeaderCell, false)
		addTextVar("leftHeader" + i ,"И.О. Фамилия" + i )
		leftHeaderCell = leftHeaderTable.getCellByPosition(0,0).getStart()
		oViewCursor.goToRange(leftHeaderCell, false)
		insertLinkedImage(CStr(i),"headerImageLeft")
		oViewCursor.jumpToStartOfPage()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PageNumber
  Dim oText   'Text object for the current document
  Dim oField  'Field to insert
  Dim oDoc    'oDoc is fewer characters than ThisComponent
  oDoc = ThisComponent
  oViewCursor = ThisComponent.CurrentController.getViewCursor()
  oTextCursor =  oDoc.Text.createTextCursorByRange(oViewCursor.Start)
  oField = oDoc.createInstance("com.sun.star.text.textfield.PageNumber")
  oField.NumberingType = 4
  oField.SubType = com.sun.star.text.PageNumberType.CURRENT
  oDoc.Text.insertTextContent(oTextCursor, oField, False)
  getPageNumber = oField.getPresentation(false)
  oDoc.Text.removeTextContent(oField)

End Function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kernShrinkValue As Integer
	Dim startOfPara As Boolean
	'saveCurrentVersion
	kernShrinkValue = 8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Kern(oTextCursor,oViewCursor,kern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End If
	Loop
Next i
shrinkScaleWidth = false
End Function

Function shrinkKern(oTextCursor,oViewCursor,iterations) As Boolean
Dim oParEnum 'paragraph enumeration
Dim oPar 'current paragraph
Dim oSecEnum 'sections enumeration
Dim oParSection 'paragraph text section
Dim pageNum As Integer
pageNum = oViewCursor.getPage()
For i = 2 To iterations Step 2
	oParEnum = oTextCursor.createEnumeration()
	Do While oParEnum.hasMoreElements()
        oPar = oParEnum.nextElement()
		If oPar.supportsService("com.sun.star.text.Paragraph") Then
	 	  oPar.CharKerning = 0 - i
	 	  If pageNum &lt;&gt; oViewCursor.getPage() Then
	 	    shrinkKern = true
	 	    Exit Function
	 	  End If
        End If
	Loop
Next i
shrinkKern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addText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end Sub

Sub modify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backspace
	dispatcher.executeDispatch(document, ".uno:UpdateFields", "", 0, args1())
End Sub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Replace Times New Roman to IPH Serif in styles
	substituteStylesFontNameStartsWith( "Times New Roman","IPH Serif")
	substituteDirectFromatFontNameStartsWith( "Times New Roman","IPH Serif")
	'Replace Arial to IPH Sans in styles
	substituteStylesFontNameStartsWith( "Arial","IPH Sans")
	substituteDirectFromatFontNameStartsWith( "Arial","IPH Sans")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End Sub

Sub goth2IPH
	
	Dim SrchAttributes(0) as new com.sun.star.beans.PropertyValue
	Dim ReplAttributes(0) as new com.sun.star.beans.PropertyValue
	SrchAttributes(0).Name = "CharFontName"
	SrchAttributes(0).Value = "WL LatinAllIn1Goth"
	ReplAttributes(0).Name = "CharFontName"
	ReplAttributes(0).Value = "IPH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Serif"
	SearchString = "\uF0F1"
	oReplaceString = "́"
	ReplaceFormatting(SearchString,oReplaceString,SrchAttributes,ReplAttributes, false)
	ReplaceFormatting(SearchString,oReplaceString,SrchAttributes,ReplAttributes, true)
	
	substituteCharNameInStyles( "WL LatinAllIn1Goth","IPH Serif")
End Sub

Sub badGoth2IPH
	Dim SrchAttributes(0) as new com.sun.star.beans.PropertyValue
	Dim ReplAttributes(0) as new com.sun.star.beans.PropertyValue
	ReplAttributes(0).Name = "CharFontName"
	ReplAttributes(0).Value = "IPH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PT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Dim oViewCursor As Object
    Dim enum1 As Object
    Dim oTextCursor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If oldStyleName &lt;&gt; "" Then
	    oldStyle = paraStyles.getByName(oldStyleName)
    	oldStyle.ParentStyle = newStyleName
	    paraStyles.removeByName(oldStyleName)
    EndIf
   	oTextCursor = oViewCursor.Text.createTextCursorByRange(oViewCursor)
	enum1 = oTextCursor.createEnumeration()
	While enum1.hasMoreElements
		enum1Element = enum1.nextElement
		If enum1Element.supportsService("com.sun.star.text.Paragraph") Then
			If enum1Element.ParaStyleName &lt;&gt; newStyleName  Then
			    oldStyle = paraStyles.getByName(enum1Element.ParaStyleName)
			    oldStyle.ParentStyle = newStyleName
			    paraStyles.removeByName(enum1Element.ParaStyleName)
			EndIf
		EndIf
	Wend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